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ffffff" draw:stroke-linejoin="miter" svg:stroke-linecap="butt" draw:fill="solid" draw:fill-color="#ffffff" fo:padding-top="0.007cm" fo:padding-bottom="0.007cm" fo:padding-left="0.007cm" fo:padding-right="0.007cm"/>
    </style:style>
    <style:style style:name="gr2" style:family="graphic" style:parent-style-name="standard">
      <style:graphic-properties draw:stroke="solid" svg:stroke-width="0.026cm" svg:stroke-color="#000000" draw:stroke-linejoin="miter" svg:stroke-linecap="butt" draw:fill="none" fo:padding-top="0.013cm" fo:padding-bottom="0.013cm" fo:padding-left="0.013cm" fo:padding-right="0.013cm"/>
    </style:style>
    <style:style style:name="gr3" style:family="graphic" style:parent-style-name="standard">
      <style:graphic-properties draw:stroke="solid" svg:stroke-width="0.026cm" svg:stroke-color="#000099" draw:stroke-linejoin="miter" svg:stroke-linecap="butt"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289cm" fo:min-width="1.238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289cm" fo:min-width="1.12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289cm" fo:min-width="0.806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89cm" fo:min-width="1.141cm" fo:padding-top="0cm" fo:padding-bottom="0cm" fo:padding-left="0cm" fo:padding-right="0cm"/>
    </style:style>
    <style:style style:name="gr8" style:family="graphic" style:parent-style-name="standard">
      <style:graphic-properties draw:stroke="dash" draw:stroke-dash="stroke-dash22" svg:stroke-width="0.079cm" svg:stroke-color="#ff0000" draw:stroke-linejoin="miter" svg:stroke-linecap="butt" draw:fill="none" fo:padding-top="0.039cm" fo:padding-bottom="0.039cm" fo:padding-left="0.039cm" fo:padding-right="0.039cm"/>
    </style:style>
    <style:style style:name="gr9" style:family="graphic" style:parent-style-name="standard">
      <style:graphic-properties draw:stroke="dash" draw:stroke-dash="stroke-dash22" svg:stroke-width="0.079cm" svg:stroke-color="#00cc00" draw:stroke-linejoin="miter" svg:stroke-linecap="butt" draw:fill="none" fo:padding-top="0.039cm" fo:padding-bottom="0.039cm" fo:padding-left="0.039cm" fo:padding-right="0.039cm"/>
    </style:style>
    <style:style style:name="gr10" style:family="graphic" style:parent-style-name="standard">
      <style:graphic-properties draw:stroke="none" draw:fill="none" draw:textarea-horizontal-align="left" draw:textarea-vertical-align="top" draw:auto-grow-height="true" draw:auto-grow-width="true" fo:min-height="0.289cm" fo:min-width="0.72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91cm" fo:min-width="0.4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3cm" fo:min-width="1.77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1cm" fo:min-width="0.38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1cm" fo:min-width="0.86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4cm" fo:min-width="1.6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4cm" fo:min-width="1.18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4cm" fo:min-width="1.416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4cm" fo:min-width="1.06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4cm" fo:min-width="2.54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712cm" fo:min-width="1.12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4cm" fo:min-width="1.14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4cm" fo:min-width="0.993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4cm" fo:min-width="1.149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10000038146973pt" style:font-size-asian="8.10000038146973pt" style:font-size-complex="8.10000038146973pt"/>
    </style:style>
    <style:style style:name="P5" style:family="paragraph">
      <loext:graphic-properties draw:fill="none"/>
      <style:text-properties fo:font-size="11pt" style:font-size-asian="11pt" style:font-size-complex="11pt"/>
    </style:style>
    <style:style style:name="P6" style:family="paragraph">
      <loext:graphic-properties draw:fill="none"/>
      <style:text-properties fo:font-size="12.1999998092651pt" style:font-size-asian="12.1999998092651pt" style:font-size-complex="12.1999998092651pt"/>
    </style:style>
    <style:style style:name="P7" style:family="paragraph">
      <loext:graphic-properties draw:fill="none"/>
      <style:paragraph-properties fo:text-align="start" style:writing-mode="lr-tb"/>
      <style:text-properties fo:font-size="12pt" style:font-size-asian="8.10000038146973pt" style:font-size-complex="8.10000038146973pt"/>
    </style:style>
    <style:style style:name="P8" style:family="paragraph">
      <loext:graphic-properties draw:fill="none"/>
      <style:text-properties fo:font-size="12pt" style:font-size-asian="10.1999998092651pt" style:font-size-complex="10.1999998092651pt"/>
    </style:style>
    <style:style style:name="P9" style:family="paragraph">
      <loext:graphic-properties draw:fill="none"/>
      <style:paragraph-properties fo:text-align="start" style:writing-mode="lr-tb"/>
      <style:text-properties fo:color="#ce181e" fo:font-size="8.10000038146973pt" style:font-size-asian="8.10000038146973pt" style:font-size-complex="8.10000038146973pt"/>
    </style:style>
    <style:style style:name="T1" style:family="text">
      <style:text-properties fo:color="#00cc00" style:font-name="Helvetica" fo:font-size="8.10000038146973pt" style:font-size-asian="8.10000038146973pt" style:font-name-complex="Helvetica" style:font-size-complex="8.10000038146973pt"/>
    </style:style>
    <style:style style:name="T2" style:family="text">
      <style:text-properties fo:color="#000000" style:font-name="Helvetica" fo:font-size="11pt" style:font-size-asian="11pt" style:font-name-complex="Helvetica" style:font-size-complex="11pt"/>
    </style:style>
    <style:style style:name="T3" style:family="text">
      <style:text-properties fo:color="#000000" style:font-name="Helvetica" fo:font-size="12.1999998092651pt" style:font-size-asian="12.1999998092651pt" style:font-name-complex="Helvetica" style:font-size-complex="12.1999998092651pt"/>
    </style:style>
    <style:style style:name="T4" style:family="text">
      <style:text-properties fo:color="#00cc00" style:font-name="Helvetica" fo:font-size="12pt" style:font-size-asian="8.10000038146973pt" style:font-name-complex="Helvetica" style:font-size-complex="8.10000038146973pt"/>
    </style:style>
    <style:style style:name="T5" style:family="text">
      <style:text-properties fo:color="#000000" style:font-name="Helvetica" fo:font-size="12pt" style:font-size-asian="10.1999998092651pt" style:font-name-complex="Helvetica" style:font-size-complex="10.1999998092651pt"/>
    </style:style>
    <style:style style:name="T6" style:family="text">
      <style:text-properties fo:color="#ce181e" style:font-name="Helvetica" fo:font-size="12pt" style:font-size-asian="8.10000038146973pt" style:font-name-complex="Helvetica" style:font-size-complex="8.10000038146973pt"/>
    </style:style>
    <style:style style:name="T7" style:family="text">
      <style:text-properties fo:color="#ce181e" style:font-name="Helvetica" fo:font-size="8.10000038146973pt" style:font-size-asian="8.10000038146973pt" style:font-name-complex="Helvetica" style:font-size-complex="8.1000003814697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6cm" svg:height="6.592cm" svg:x="1.099cm" svg:y="1.507cm" svg:viewBox="0 0 16001 6593" draw:points="0,6593 16001,6593 16001,0 0,0">
          <text:p/>
        </draw:polygon>
        <draw:polygon draw:style-name="gr2" draw:text-style-name="P2" draw:layer="layout" svg:width="16cm" svg:height="6.592cm" svg:x="1.095cm" svg:y="1.544cm" svg:viewBox="0 0 16001 6593" draw:points="0,6593 16001,6593 16001,0 0,0">
          <text:p/>
        </draw:polygon>
        <draw:polygon draw:style-name="gr2" draw:text-style-name="P2" draw:layer="layout" svg:width="16cm" svg:height="6.592cm" svg:x="1.095cm" svg:y="1.544cm" svg:viewBox="0 0 16001 6593" draw:points="0,6593 16001,6593 16001,0 0,0">
          <text:p/>
        </draw:polygon>
        <draw:polyline draw:style-name="gr3" draw:text-style-name="P2" draw:layer="layout" svg:width="16cm" svg:height="6.278cm" svg:x="1.095cm" svg:y="1.858cm" svg:viewBox="0 0 16001 6279" draw:points="0,6279 27,6279 54,6279 80,6279 107,6279 133,6279 160,6279 187,6279 213,6279 240,6279 267,6279 293,6279 293,6278 320,6278 320,6279 346,6279 373,6279 400,6279 426,6279 426,6278 453,6278 453,6279 480,6279 506,6279 533,6279 559,6279 586,6279 586,6278 613,6278 639,6278 639,6279 666,6279 693,6279 719,6279 746,6279 746,6278 772,6278 799,6278 799,6276 826,6276 826,6278 852,6278 852,6279 879,6279 905,6279 905,6278 932,6278 932,6279 959,6279 959,6278 985,6278 985,6279 1012,6279 1012,6276 1039,6276 1039,6278 1065,6278 1065,6279 1092,6279 1092,6278 1118,6278 1118,6276 1145,6276 1145,6278 1172,6278 1198,6278 1225,6278 1225,6279 1252,6279 1252,6276 1278,6276 1278,6278 1305,6278 1305,6274 1331,6274 1331,6279 1358,6279 1358,6275 1385,6275 1385,6271 1411,6271 1411,6276 1438,6276 1438,6278 1465,6278 1465,6275 1491,6275 1491,6274 1518,6274 1518,6275 1544,6275 1544,6274 1571,6274 1571,6272 1598,6272 1598,6276 1624,6276 1624,6271 1651,6271 1651,6275 1678,6275 1678,6274 1704,6274 1704,6272 1731,6272 1731,6275 1757,6275 1757,6270 1784,6270 1784,6267 1811,6267 1811,6274 1837,6274 1837,6271 1864,6271 1864,6270 1891,6270 1917,6270 1917,6263 1944,6263 1944,6271 1970,6271 1970,6261 1997,6261 1997,6252 2024,6252 2024,6244 2050,6244 2050,6248 2077,6248 2077,6232 2103,6232 2103,6237 2130,6237 2130,6191 2157,6191 2157,6169 2183,6169 2183,6132 2210,6132 2210,6050 2237,6050 2237,5918 2263,5918 2263,5663 2290,5663 2290,5408 2316,5408 2316,4929 2343,4929 2343,4242 2370,4242 2370,3519 2396,3519 2396,2501 2423,2501 2423,1673 2450,1673 2450,796 2476,796 2476,178 2503,178 2503,0 2529,0 2529,204 2556,204 2556,690 2583,690 2583,1431 2609,1431 2609,2302 2636,2302 2636,3177 2663,3177 2663,4013 2689,4013 2689,4550 2716,4550 2716,5162 2742,5162 2742,5462 2769,5462 2769,5700 2796,5700 2796,5919 2822,5919 2822,6036 2849,6036 2849,6086 2876,6086 2876,6141 2902,6141 2902,6201 2929,6201 2929,6217 2955,6217 2955,6238 2982,6238 2982,6247 3009,6247 3009,6260 3035,6260 3035,6255 3062,6255 3062,6248 3089,6248 3089,6261 3115,6261 3115,6272 3142,6272 3142,6267 3168,6267 3168,6268 3195,6268 3195,6270 3222,6270 3222,6271 3248,6271 3248,6274 3275,6274 3275,6272 3301,6272 3301,6274 3328,6274 3328,6270 3355,6270 3355,6278 3381,6278 3381,6275 3408,6275 3408,6272 3435,6272 3461,6272 3461,6279 3488,6279 3488,6276 3514,6276 3541,6276 3541,6278 3568,6278 3594,6278 3621,6278 3621,6279 3648,6279 3648,6278 3674,6278 3674,6279 3701,6279 3701,6275 3727,6275 3727,6276 3754,6276 3754,6278 3781,6278 3807,6278 3807,6279 3834,6279 3834,6278 3861,6278 3887,6278 3914,6278 3940,6278 3940,6276 3967,6276 3967,6279 3994,6279 3994,6278 4020,6278 4020,6276 4047,6276 4047,6278 4074,6278 4074,6279 4100,6279 4127,6279 4127,6278 4153,6278 4153,6279 4180,6279 4180,6278 4207,6278 4207,6279 4233,6279 4260,6279 4287,6279 4313,6279 4340,6279 4366,6279 4366,6278 4393,6278 4393,6276 4420,6276 4446,6276 4446,6279 4473,6279 4473,6278 4499,6278 4499,6279 4526,6279 4553,6279 4579,6279 4579,6278 4606,6278 4606,6279 4633,6279 4659,6279 4686,6279 4712,6279 4712,6276 4739,6276 4739,6278 4766,6278 4766,6279 4792,6279 4792,6278 4819,6278 4846,6278 4846,6279 4872,6279 4899,6279 4925,6279 4952,6279 4979,6279 5005,6279 5032,6279 5059,6279 5059,6276 5085,6276 5085,6279 5112,6279 5112,6278 5138,6278 5165,6278 5192,6278 5192,6279 5218,6279 5245,6279 5272,6279 5272,6278 5298,6278 5325,6278 5325,6276 5351,6276 5351,6272 5378,6272 5378,6275 5405,6275 5405,6276 5431,6276 5431,6278 5458,6278 5458,6275 5485,6275 5485,6278 5511,6278 5538,6278 5564,6278 5564,6274 5591,6274 5591,6278 5618,6278 5644,6278 5644,6275 5671,6275 5671,6278 5698,6278 5698,6274 5724,6274 5724,6271 5751,6271 5751,6272 5777,6272 5777,6276 5804,6276 5804,6272 5831,6272 5857,6272 5857,6275 5884,6275 5884,6271 5910,6271 5937,6271 5937,6268 5964,6268 5964,6272 5990,6272 5990,6271 6017,6271 6017,6260 6044,6260 6044,6271 6070,6271 6070,6267 6097,6267 6097,6265 6123,6265 6123,6272 6150,6272 6150,6256 6177,6256 6177,6251 6203,6251 6203,6252 6230,6252 6257,6252 6257,6247 6283,6247 6283,6233 6310,6233 6310,6244 6336,6244 6336,6241 6363,6241 6363,6218 6390,6218 6390,6228 6416,6228 6416,6213 6443,6213 6443,6214 6470,6214 6470,6176 6496,6176 6496,6164 6523,6164 6523,6167 6549,6167 6549,6179 6576,6179 6576,6119 6603,6119 6603,6098 6629,6098 6629,6095 6656,6095 6656,6083 6683,6083 6683,6053 6709,6053 6709,6029 6736,6029 6736,6002 6762,6002 6762,5907 6789,5907 6789,5929 6816,5929 6816,5857 6842,5857 6842,5783 6869,5783 6869,5747 6896,5747 6896,5728 6922,5728 6922,5608 6949,5608 6949,5581 6975,5581 6975,5444 7002,5444 7002,5423 7029,5423 7029,5208 7055,5208 7055,5217 7082,5217 7082,5009 7108,5009 7108,4879 7135,4879 7135,4813 7162,4813 7162,4588 7188,4588 7188,4437 7215,4437 7215,4427 7242,4427 7242,4182 7268,4182 7268,3979 7295,3979 7295,3894 7321,3894 7321,3829 7348,3829 7348,3462 7375,3462 7375,3404 7401,3404 7401,3301 7428,3301 7428,3287 7455,3287 7455,3043 7481,3043 7481,2840 7508,2840 7508,2957 7534,2957 7534,2786 7561,2786 7561,2846 7588,2846 7588,2681 7614,2681 7614,2824 7641,2824 7641,2809 7668,2809 7668,2875 7694,2875 7694,2900 7721,2900 7721,2754 7747,2754 7747,3044 7774,3044 7774,2898 7801,2898 7801,3195 7827,3195 7827,3176 7854,3176 7854,3421 7881,3421 7881,3356 7907,3356 7907,3625 7934,3625 7934,3720 7960,3720 7960,3856 7987,3856 7987,3998 8014,3998 8014,4036 8040,4036 8040,4223 8067,4223 8067,4378 8094,4378 8094,4512 8120,4512 8120,4537 8147,4537 8147,4737 8173,4737 8173,4890 8200,4890 8200,5014 8227,5014 8227,5060 8253,5060 8253,5189 8280,5189 8280,5271 8306,5271 8306,5305 8333,5305 8333,5498 8360,5498 8360,5448 8386,5448 8386,5512 8413,5512 8413,5631 8440,5631 8440,5712 8466,5712 8466,5708 8493,5708 8493,5754 8519,5754 8519,5846 8546,5846 8546,5818 8573,5818 8573,5860 8599,5860 8599,5892 8626,5892 8626,5918 8653,5918 8653,5933 8679,5933 8679,5948 8706,5948 8706,5968 8732,5968 8732,5994 8759,5994 8759,5998 8786,5998 8786,6017 8812,6017 8812,6026 8839,6026 8839,6079 8866,6079 8866,6052 8892,6052 8892,6057 8919,6057 8919,6061 8945,6061 8945,6073 8972,6073 8972,6090 8999,6090 8999,6073 9025,6073 9025,6100 9052,6100 9052,6105 9079,6105 9079,6107 9105,6107 9132,6107 9132,6119 9158,6119 9158,6128 9185,6128 9185,6114 9212,6114 9212,6155 9238,6155 9238,6118 9265,6118 9265,6137 9292,6137 9292,6121 9318,6121 9318,6130 9345,6130 9345,6142 9371,6142 9371,6115 9398,6115 9398,6144 9425,6144 9425,6145 9451,6145 9451,6144 9478,6144 9478,6157 9504,6157 9504,6145 9531,6145 9531,6148 9558,6148 9558,6161 9584,6161 9584,6167 9611,6167 9611,6165 9638,6165 9638,6176 9664,6176 9664,6169 9691,6169 9691,6165 9717,6165 9717,6169 9744,6169 9744,6171 9771,6171 9771,6184 9797,6184 9797,6157 9824,6157 9824,6180 9851,6180 9851,6169 9877,6169 9877,6176 9904,6176 9904,6187 9930,6187 9930,6182 9957,6182 9957,6175 9984,6175 9984,6180 10010,6180 10010,6179 10037,6179 10037,6176 10064,6176 10064,6168 10090,6168 10090,6203 10117,6203 10117,6192 10143,6192 10143,6178 10170,6178 10170,6191 10197,6191 10223,6191 10223,6179 10250,6179 10250,6190 10277,6190 10277,6178 10303,6178 10303,6188 10330,6188 10330,6175 10356,6175 10356,6199 10383,6199 10383,6186 10410,6186 10410,6169 10436,6169 10436,6197 10463,6197 10463,6190 10490,6190 10490,6186 10516,6186 10516,6188 10543,6188 10543,6182 10569,6182 10569,6161 10596,6161 10596,6178 10623,6178 10623,6140 10649,6140 10649,6151 10676,6151 10676,6152 10702,6152 10702,6172 10729,6172 10729,6129 10756,6129 10756,6138 10782,6138 10782,6163 10809,6163 10809,6111 10836,6111 10836,6129 10862,6129 10862,6117 10889,6117 10889,6092 10915,6092 10915,6080 10942,6080 10942,6064 10969,6064 10969,6046 10995,6046 10995,6042 11022,6042 11022,6000 11049,6000 11049,5962 11075,5962 11075,5937 11102,5937 11102,5927 11128,5927 11128,5888 11155,5888 11155,5887 11182,5887 11182,5788 11208,5788 11208,5789 11235,5789 11235,5754 11262,5754 11262,5682 11288,5682 11288,5681 11315,5681 11315,5658 11341,5658 11341,5581 11368,5581 11368,5553 11395,5553 11395,5515 11421,5515 11421,5461 11448,5461 11448,5480 11475,5480 11475,5411 11501,5411 11501,5321 11528,5321 11528,5386 11554,5386 11554,5302 11581,5302 11581,5321 11608,5321 11608,5309 11634,5309 11634,5227 11661,5227 11661,5213 11688,5213 11688,5231 11714,5231 11741,5231 11741,5174 11767,5174 11767,5185 11794,5185 11794,5209 11821,5209 11847,5209 11847,5210 11874,5210 11874,5147 11900,5147 11900,5235 11927,5235 11927,5221 11954,5221 11954,5205 11980,5205 11980,5187 12007,5187 12007,5201 12034,5201 12034,5202 12060,5202 12060,5190 12087,5190 12087,5248 12113,5248 12113,5240 12140,5240 12140,5263 12167,5263 12167,5258 12193,5258 12193,5291 12220,5291 12220,5342 12247,5342 12247,5287 12273,5287 12273,5359 12300,5359 12300,5335 12326,5335 12326,5332 12353,5332 12353,5329 12380,5329 12380,5446 12406,5446 12406,5382 12433,5382 12433,5405 12460,5405 12460,5496 12486,5496 12486,5482 12513,5482 12513,5461 12539,5461 12539,5521 12566,5521 12566,5553 12593,5553 12593,5565 12619,5565 12619,5507 12646,5507 12646,5618 12673,5618 12673,5640 12699,5640 12699,5658 12726,5658 12726,5666 12752,5666 12752,5712 12779,5712 12779,5737 12806,5737 12806,5719 12832,5719 12832,5738 12859,5738 12859,5784 12886,5784 12886,5842 12912,5842 12912,5843 12939,5843 12939,5873 12965,5873 12965,5831 12992,5831 12992,5912 13020,5912 13020,5904 13046,5904 13046,5915 13073,5915 13073,5931 13100,5931 13126,5931 13126,5988 13153,5988 13153,6004 13179,6004 13179,6013 13206,6013 13206,6010 13233,6010 13233,6038 13259,6038 13259,6071 13286,6071 13286,6050 13312,6050 13312,6072 13339,6072 13339,6099 13366,6099 13366,6100 13392,6100 13392,6110 13419,6110 13419,6144 13446,6144 13446,6122 13472,6122 13472,6136 13499,6136 13499,6125 13525,6125 13525,6144 13552,6144 13552,6146 13579,6146 13579,6163 13605,6163 13605,6180 13632,6180 13632,6178 13659,6178 13659,6188 13685,6188 13685,6194 13712,6194 13712,6217 13738,6217 13738,6183 13765,6183 13765,6199 13792,6199 13792,6213 13818,6213 13818,6215 13845,6215 13845,6209 13872,6209 13872,6222 13898,6222 13898,6221 13925,6221 13925,6234 13951,6234 13951,6224 13978,6224 13978,6241 14005,6241 14005,6232 14031,6232 14031,6229 14058,6229 14058,6236 14085,6236 14085,6232 14111,6232 14111,6247 14138,6247 14138,6232 14164,6232 14164,6228 14191,6228 14191,6242 14218,6242 14218,6251 14244,6251 14244,6249 14271,6249 14271,6238 14298,6238 14298,6245 14324,6245 14324,6252 14351,6252 14351,6245 14377,6245 14377,6251 14404,6251 14404,6261 14431,6261 14431,6242 14457,6242 14457,6259 14484,6259 14510,6259 14510,6256 14537,6256 14537,6265 14564,6265 14564,6260 14590,6260 14617,6260 14617,6263 14644,6263 14644,6260 14670,6260 14670,6257 14697,6257 14697,6259 14723,6259 14723,6255 14750,6255 14750,6264 14777,6264 14777,6259 14803,6259 14803,6255 14830,6255 14830,6267 14857,6267 14857,6264 14883,6264 14910,6264 14910,6252 14936,6252 14936,6272 14963,6272 14963,6265 14990,6265 14990,6261 15016,6261 15016,6264 15043,6264 15043,6265 15070,6265 15070,6268 15096,6268 15096,6261 15123,6261 15123,6265 15149,6265 15176,6265 15176,6264 15203,6264 15203,6253 15229,6253 15229,6260 15256,6260 15256,6259 15283,6259 15283,6264 15309,6264 15309,6270 15336,6270 15336,6268 15362,6268 15362,6271 15389,6271 15389,6265 15416,6265 15416,6259 15442,6259 15442,6265 15469,6265 15496,6265 15496,6256 15522,6256 15522,6268 15549,6268 15549,6270 15575,6270 15575,6271 15602,6271 15602,6272 15629,6272 15629,6271 15655,6271 15655,6267 15682,6267 15682,6271 15708,6271 15708,6268 15735,6268 15735,6272 15762,6272 15762,6267 15788,6267 15788,6274 15815,6274 15815,6270 15842,6270 15842,6271 15868,6271 15895,6271 15921,6271 15921,6272 15948,6272 15975,6272 16001,6272">
          <text:p/>
        </draw:polyline>
        <draw:polygon draw:style-name="gr1" draw:text-style-name="P1" draw:layer="layout" svg:width="4cm" svg:height="0.989cm" svg:x="9.095cm" svg:y="3.851cm" svg:viewBox="0 0 4001 990" draw:points="0,990 4001,990 4001,0 0,0">
          <text:p/>
        </draw:polygon>
        <draw:frame draw:style-name="gr4" draw:text-style-name="P4" draw:layer="layout" svg:width="1.238cm" svg:height="0.289cm" svg:x="9.282cm" svg:y="3.916cm">
          <draw:text-box>
            <text:p text:style-name="P3"><text:span text:style-name="T1">Constant </text:span></text:p>
          </draw:text-box>
        </draw:frame>
        <draw:frame draw:style-name="gr5" draw:text-style-name="P4" draw:layer="layout" svg:width="1.128cm" svg:height="0.289cm" svg:x="11.8cm" svg:y="3.916cm">
          <draw:text-box>
            <text:p text:style-name="P3"><text:span text:style-name="T1"><text:s/></text:span><text:span text:style-name="T1">4619.19</text:span></text:p>
          </draw:text-box>
        </draw:frame>
        <draw:frame draw:style-name="gr5" draw:text-style-name="P4" draw:layer="layout" svg:width="1.128cm" svg:height="0.289cm" svg:x="9.282cm" svg:y="4.246cm">
          <draw:text-box>
            <text:p text:style-name="P3"><text:span text:style-name="T1">Mean <text:s text:c="4"/></text:span></text:p>
          </draw:text-box>
        </draw:frame>
        <draw:frame draw:style-name="gr6" draw:text-style-name="P4" draw:layer="layout" svg:width="0.806cm" svg:height="0.289cm" svg:x="12.114cm" svg:y="4.246cm">
          <draw:text-box>
            <text:p text:style-name="P3"><text:span text:style-name="T1"><text:s/></text:span><text:span text:style-name="T1">25.37</text:span></text:p>
          </draw:text-box>
        </draw:frame>
        <draw:frame draw:style-name="gr7" draw:text-style-name="P4" draw:layer="layout" svg:width="1.141cm" svg:height="0.289cm" svg:x="9.282cm" svg:y="4.546cm">
          <draw:text-box>
            <text:p text:style-name="P3"><text:span text:style-name="T1">Sigma <text:s text:c="3"/></text:span></text:p>
          </draw:text-box>
        </draw:frame>
        <draw:polyline draw:style-name="gr8" draw:text-style-name="P2" draw:layer="layout" svg:width="0.175cm" svg:height="4.538cm" svg:x="3.44cm" svg:y="1.887cm" svg:viewBox="0 0 176 4539" draw:points="0,4539 3,4447 7,4352 11,4254 14,4154 18,4051 21,3946 25,3838 28,3727 32,3615 36,3500 39,3384 43,3266 46,3146 50,3025 53,2903 57,2780 61,2656 64,2532 68,2407 71,2283 75,2159 78,2036 82,1914 85,1793 89,1674 93,1556 96,1441 100,1328 103,1218 107,1111 110,1007 114,907 118,811 121,719 125,632 128,549 132,472 135,399 139,331 143,270 147,215 151,166 154,123 158,86 161,55 165,32 169,14 172,4 176,0">
          <text:p/>
        </draw:polyline>
        <draw:polyline draw:style-name="gr8" draw:text-style-name="P2" draw:layer="layout" svg:width="0.175cm" svg:height="4.526cm" svg:x="3.615cm" svg:y="1.887cm" svg:viewBox="0 0 176 4527" draw:points="0,0 3,3 7,13 10,29 14,52 18,82 21,118 25,160 28,208 32,263 35,323 39,391 42,462 46,539 50,621 53,708 57,799 60,895 64,994 67,1098 71,1204 75,1314 78,1427 82,1542 85,1659 89,1778 92,1899 96,2021 100,2144 103,2268 107,2392 110,2516 114,2640 117,2764 121,2887 125,3010 128,3131 132,3251 135,3369 139,3486 142,3601 147,3713 151,3824 154,3932 158,4038 161,4141 165,4242 168,4340 172,4435 176,4527">
          <text:p/>
        </draw:polyline>
        <draw:line draw:style-name="gr8" draw:text-style-name="P2" draw:layer="layout" svg:x1="3.79cm" svg:y1="6.413cm" svg:x2="3.794cm" svg:y2="6.503cm">
          <text:p/>
        </draw:line>
        <draw:polyline draw:style-name="gr9" draw:text-style-name="P2" draw:layer="layout" svg:width="0.73cm" svg:height="2.82cm" svg:x="8.025cm" svg:y="4.662cm" svg:viewBox="0 0 731 2821" draw:points="0,2821 14,2775 29,2727 44,2677 59,2624 74,2570 89,2513 104,2454 119,2393 134,2330 149,2265 164,2198 178,2129 193,2059 208,1987 223,1914 238,1840 253,1764 268,1687 283,1610 298,1531 313,1453 328,1374 342,1295 357,1216 372,1138 387,1060 402,984 417,908 432,834 447,762 462,691 477,623 492,557 506,494 521,434 536,376 551,323 566,272 581,226 596,183 611,145 626,111 641,81 656,56 670,35 685,19 701,8 716,2 731,0">
          <text:p/>
        </draw:polyline>
        <draw:polyline draw:style-name="gr9" draw:text-style-name="P2" draw:layer="layout" svg:width="0.731cm" svg:height="2.839cm" svg:x="8.755cm" svg:y="4.662cm" svg:viewBox="0 0 732 2840" draw:points="0,0 15,4 30,12 45,25 60,43 75,66 90,93 104,125 119,161 134,201 149,246 164,294 179,346 194,401 209,460 224,521 239,586 254,653 268,722 283,793 298,866 313,941 328,1017 343,1094 358,1172 373,1251 388,1330 403,1408 418,1487 432,1566 447,1644 462,1721 477,1797 492,1872 507,1946 522,2019 537,2090 552,2160 567,2227 582,2293 596,2357 611,2419 626,2480 641,2538 656,2594 671,2648 686,2699 702,2748 717,2795 732,2840">
          <text:p/>
        </draw:polyline>
        <draw:line draw:style-name="gr9" draw:text-style-name="P2" draw:layer="layout" svg:x1="9.486cm" svg:y1="7.501cm" svg:x2="9.502cm" svg:y2="7.545cm">
          <text:p/>
        </draw:line>
        <draw:line draw:style-name="gr2" draw:text-style-name="P2" draw:layer="layout" svg:x1="1.095cm" svg:y1="8.136cm" svg:x2="17.095cm" svg:y2="8.136cm">
          <text:p/>
        </draw:line>
        <draw:line draw:style-name="gr2" draw:text-style-name="P2" draw:layer="layout" svg:x1="2.16cm" svg:y1="7.938cm" svg:x2="2.16cm" svg:y2="8.136cm">
          <text:p/>
        </draw:line>
        <draw:line draw:style-name="gr2" draw:text-style-name="P2" draw:layer="layout" svg:x1="2.693cm" svg:y1="8.037cm" svg:x2="2.693cm" svg:y2="8.136cm">
          <text:p/>
        </draw:line>
        <draw:line draw:style-name="gr2" draw:text-style-name="P2" draw:layer="layout" svg:x1="3.225cm" svg:y1="8.037cm" svg:x2="3.225cm" svg:y2="8.136cm">
          <text:p/>
        </draw:line>
        <draw:line draw:style-name="gr2" draw:text-style-name="P2" draw:layer="layout" svg:x1="3.758cm" svg:y1="8.037cm" svg:x2="3.758cm" svg:y2="8.136cm">
          <text:p/>
        </draw:line>
        <draw:line draw:style-name="gr2" draw:text-style-name="P2" draw:layer="layout" svg:x1="4.29cm" svg:y1="7.938cm" svg:x2="4.29cm" svg:y2="8.136cm">
          <text:p/>
        </draw:line>
        <draw:line draw:style-name="gr2" draw:text-style-name="P2" draw:layer="layout" svg:x1="4.822cm" svg:y1="8.037cm" svg:x2="4.822cm" svg:y2="8.136cm">
          <text:p/>
        </draw:line>
        <draw:line draw:style-name="gr2" draw:text-style-name="P2" draw:layer="layout" svg:x1="5.355cm" svg:y1="8.037cm" svg:x2="5.355cm" svg:y2="8.136cm">
          <text:p/>
        </draw:line>
        <draw:line draw:style-name="gr2" draw:text-style-name="P2" draw:layer="layout" svg:x1="5.887cm" svg:y1="8.037cm" svg:x2="5.887cm" svg:y2="8.136cm">
          <text:p/>
        </draw:line>
        <draw:line draw:style-name="gr2" draw:text-style-name="P2" draw:layer="layout" svg:x1="6.42cm" svg:y1="7.938cm" svg:x2="6.42cm" svg:y2="8.136cm">
          <text:p/>
        </draw:line>
        <draw:line draw:style-name="gr2" draw:text-style-name="P2" draw:layer="layout" svg:x1="6.952cm" svg:y1="8.037cm" svg:x2="6.952cm" svg:y2="8.136cm">
          <text:p/>
        </draw:line>
        <draw:line draw:style-name="gr2" draw:text-style-name="P2" draw:layer="layout" svg:x1="7.485cm" svg:y1="8.037cm" svg:x2="7.485cm" svg:y2="8.136cm">
          <text:p/>
        </draw:line>
        <draw:line draw:style-name="gr2" draw:text-style-name="P2" draw:layer="layout" svg:x1="8.017cm" svg:y1="8.037cm" svg:x2="8.017cm" svg:y2="8.136cm">
          <text:p/>
        </draw:line>
        <draw:line draw:style-name="gr2" draw:text-style-name="P2" draw:layer="layout" svg:x1="8.55cm" svg:y1="7.938cm" svg:x2="8.55cm" svg:y2="8.136cm">
          <text:p/>
        </draw:line>
        <draw:line draw:style-name="gr2" draw:text-style-name="P2" draw:layer="layout" svg:x1="9.082cm" svg:y1="8.037cm" svg:x2="9.082cm" svg:y2="8.136cm">
          <text:p/>
        </draw:line>
        <draw:line draw:style-name="gr2" draw:text-style-name="P2" draw:layer="layout" svg:x1="9.614cm" svg:y1="8.037cm" svg:x2="9.614cm" svg:y2="8.136cm">
          <text:p/>
        </draw:line>
        <draw:line draw:style-name="gr2" draw:text-style-name="P2" draw:layer="layout" svg:x1="10.147cm" svg:y1="8.037cm" svg:x2="10.147cm" svg:y2="8.136cm">
          <text:p/>
        </draw:line>
        <draw:line draw:style-name="gr2" draw:text-style-name="P2" draw:layer="layout" svg:x1="10.679cm" svg:y1="7.938cm" svg:x2="10.679cm" svg:y2="8.136cm">
          <text:p/>
        </draw:line>
        <draw:line draw:style-name="gr2" draw:text-style-name="P2" draw:layer="layout" svg:x1="11.212cm" svg:y1="8.037cm" svg:x2="11.212cm" svg:y2="8.136cm">
          <text:p/>
        </draw:line>
        <draw:line draw:style-name="gr2" draw:text-style-name="P2" draw:layer="layout" svg:x1="11.744cm" svg:y1="8.037cm" svg:x2="11.744cm" svg:y2="8.136cm">
          <text:p/>
        </draw:line>
        <draw:line draw:style-name="gr2" draw:text-style-name="P2" draw:layer="layout" svg:x1="12.277cm" svg:y1="8.037cm" svg:x2="12.277cm" svg:y2="8.136cm">
          <text:p/>
        </draw:line>
        <draw:line draw:style-name="gr2" draw:text-style-name="P2" draw:layer="layout" svg:x1="12.809cm" svg:y1="7.938cm" svg:x2="12.809cm" svg:y2="8.136cm">
          <text:p/>
        </draw:line>
        <draw:line draw:style-name="gr2" draw:text-style-name="P2" draw:layer="layout" svg:x1="13.342cm" svg:y1="8.037cm" svg:x2="13.342cm" svg:y2="8.136cm">
          <text:p/>
        </draw:line>
        <draw:line draw:style-name="gr2" draw:text-style-name="P2" draw:layer="layout" svg:x1="13.874cm" svg:y1="8.037cm" svg:x2="13.874cm" svg:y2="8.136cm">
          <text:p/>
        </draw:line>
        <draw:line draw:style-name="gr2" draw:text-style-name="P2" draw:layer="layout" svg:x1="14.406cm" svg:y1="8.037cm" svg:x2="14.406cm" svg:y2="8.136cm">
          <text:p/>
        </draw:line>
        <draw:line draw:style-name="gr2" draw:text-style-name="P2" draw:layer="layout" svg:x1="14.939cm" svg:y1="7.938cm" svg:x2="14.939cm" svg:y2="8.136cm">
          <text:p/>
        </draw:line>
        <draw:line draw:style-name="gr2" draw:text-style-name="P2" draw:layer="layout" svg:x1="15.471cm" svg:y1="8.037cm" svg:x2="15.471cm" svg:y2="8.136cm">
          <text:p/>
        </draw:line>
        <draw:line draw:style-name="gr2" draw:text-style-name="P2" draw:layer="layout" svg:x1="16.004cm" svg:y1="8.037cm" svg:x2="16.004cm" svg:y2="8.136cm">
          <text:p/>
        </draw:line>
        <draw:line draw:style-name="gr2" draw:text-style-name="P2" draw:layer="layout" svg:x1="16.536cm" svg:y1="8.037cm" svg:x2="16.536cm" svg:y2="8.136cm">
          <text:p/>
        </draw:line>
        <draw:line draw:style-name="gr2" draw:text-style-name="P2" draw:layer="layout" svg:x1="17.069cm" svg:y1="7.938cm" svg:x2="17.069cm" svg:y2="8.136cm">
          <text:p/>
        </draw:line>
        <draw:line draw:style-name="gr2" draw:text-style-name="P2" draw:layer="layout" svg:x1="2.16cm" svg:y1="7.938cm" svg:x2="2.16cm" svg:y2="8.136cm">
          <text:p/>
        </draw:line>
        <draw:line draw:style-name="gr2" draw:text-style-name="P2" draw:layer="layout" svg:x1="1.628cm" svg:y1="8.037cm" svg:x2="1.628cm" svg:y2="8.136cm">
          <text:p/>
        </draw:line>
        <draw:line draw:style-name="gr2" draw:text-style-name="P2" draw:layer="layout" svg:x1="1.095cm" svg:y1="8.037cm" svg:x2="1.095cm" svg:y2="8.136cm">
          <text:p/>
        </draw:line>
        <draw:line draw:style-name="gr2" draw:text-style-name="P2" draw:layer="layout" svg:x1="17.069cm" svg:y1="7.938cm" svg:x2="17.069cm" svg:y2="8.136cm">
          <text:p/>
        </draw:line>
        <draw:frame draw:style-name="gr10" draw:text-style-name="P4" draw:layer="layout" svg:width="0.726cm" svg:height="0.289cm" svg:x="12.2cm" svg:y="4.575cm">
          <draw:text-box>
            <text:p text:style-name="P3"><text:span text:style-name="T1"><text:s text:c="2"/></text:span><text:span text:style-name="T1">0.10</text:span></text:p>
          </draw:text-box>
        </draw:frame>
        <draw:frame draw:style-name="gr11" draw:text-style-name="P5" draw:layer="layout" svg:width="0.434cm" svg:height="0.391cm" svg:x="1.943cm" svg:y="8.264cm">
          <draw:text-box>
            <text:p text:style-name="P3"><text:span text:style-name="T2">24</text:span></text:p>
          </draw:text-box>
        </draw:frame>
        <draw:frame draw:style-name="gr11" draw:text-style-name="P5" draw:layer="layout" svg:width="0.434cm" svg:height="0.391cm" svg:x="4.074cm" svg:y="8.264cm">
          <draw:text-box>
            <text:p text:style-name="P3"><text:span text:style-name="T2">26</text:span></text:p>
          </draw:text-box>
        </draw:frame>
        <draw:frame draw:style-name="gr11" draw:text-style-name="P5" draw:layer="layout" svg:width="0.434cm" svg:height="0.391cm" svg:x="6.192cm" svg:y="8.264cm">
          <draw:text-box>
            <text:p text:style-name="P3"><text:span text:style-name="T2">28</text:span></text:p>
          </draw:text-box>
        </draw:frame>
        <draw:frame draw:style-name="gr11" draw:text-style-name="P5" draw:layer="layout" svg:width="0.434cm" svg:height="0.391cm" svg:x="8.323cm" svg:y="8.264cm">
          <draw:text-box>
            <text:p text:style-name="P3"><text:span text:style-name="T2">30</text:span></text:p>
          </draw:text-box>
        </draw:frame>
        <draw:frame draw:style-name="gr11" draw:text-style-name="P5" draw:layer="layout" svg:width="0.434cm" svg:height="0.391cm" svg:x="10.455cm" svg:y="8.264cm">
          <draw:text-box>
            <text:p text:style-name="P3"><text:span text:style-name="T2">32</text:span></text:p>
          </draw:text-box>
        </draw:frame>
        <draw:frame draw:style-name="gr11" draw:text-style-name="P5" draw:layer="layout" svg:width="0.434cm" svg:height="0.391cm" svg:x="12.587cm" svg:y="8.264cm">
          <draw:text-box>
            <text:p text:style-name="P3"><text:span text:style-name="T2">34</text:span></text:p>
          </draw:text-box>
        </draw:frame>
        <draw:frame draw:style-name="gr11" draw:text-style-name="P5" draw:layer="layout" svg:width="0.434cm" svg:height="0.391cm" svg:x="14.718cm" svg:y="8.264cm">
          <draw:text-box>
            <text:p text:style-name="P3"><text:span text:style-name="T2">36</text:span></text:p>
          </draw:text-box>
        </draw:frame>
        <draw:frame draw:style-name="gr11" draw:text-style-name="P5" draw:layer="layout" svg:width="0.434cm" svg:height="0.391cm" svg:x="16.85cm" svg:y="8.264cm">
          <draw:text-box>
            <text:p text:style-name="P3"><text:span text:style-name="T2">38</text:span></text:p>
          </draw:text-box>
        </draw:frame>
        <draw:line draw:style-name="gr2" draw:text-style-name="P2" draw:layer="layout" svg:x1="1.095cm" svg:y1="8.136cm" svg:x2="1.095cm" svg:y2="1.544cm">
          <text:p/>
        </draw:line>
        <draw:line draw:style-name="gr2" draw:text-style-name="P2" draw:layer="layout" svg:x1="1.575cm" svg:y1="8.136cm" svg:x2="1.095cm" svg:y2="8.136cm">
          <text:p/>
        </draw:line>
        <draw:line draw:style-name="gr2" draw:text-style-name="P2" draw:layer="layout" svg:x1="1.335cm" svg:y1="7.865cm" svg:x2="1.095cm" svg:y2="7.865cm">
          <text:p/>
        </draw:line>
        <draw:line draw:style-name="gr2" draw:text-style-name="P2" draw:layer="layout" svg:x1="1.335cm" svg:y1="7.595cm" svg:x2="1.095cm" svg:y2="7.595cm">
          <text:p/>
        </draw:line>
        <draw:line draw:style-name="gr2" draw:text-style-name="P2" draw:layer="layout" svg:x1="1.335cm" svg:y1="7.324cm" svg:x2="1.095cm" svg:y2="7.324cm">
          <text:p/>
        </draw:line>
        <draw:line draw:style-name="gr2" draw:text-style-name="P2" draw:layer="layout" svg:x1="1.335cm" svg:y1="7.054cm" svg:x2="1.095cm" svg:y2="7.054cm">
          <text:p/>
        </draw:line>
        <draw:line draw:style-name="gr2" draw:text-style-name="P2" draw:layer="layout" svg:x1="1.575cm" svg:y1="6.783cm" svg:x2="1.095cm" svg:y2="6.783cm">
          <text:p/>
        </draw:line>
        <draw:line draw:style-name="gr2" draw:text-style-name="P2" draw:layer="layout" svg:x1="1.335cm" svg:y1="6.513cm" svg:x2="1.095cm" svg:y2="6.513cm">
          <text:p/>
        </draw:line>
        <draw:line draw:style-name="gr2" draw:text-style-name="P2" draw:layer="layout" svg:x1="1.335cm" svg:y1="6.242cm" svg:x2="1.095cm" svg:y2="6.242cm">
          <text:p/>
        </draw:line>
        <draw:line draw:style-name="gr2" draw:text-style-name="P2" draw:layer="layout" svg:x1="1.335cm" svg:y1="5.972cm" svg:x2="1.095cm" svg:y2="5.972cm">
          <text:p/>
        </draw:line>
        <draw:line draw:style-name="gr2" draw:text-style-name="P2" draw:layer="layout" svg:x1="1.335cm" svg:y1="5.701cm" svg:x2="1.095cm" svg:y2="5.701cm">
          <text:p/>
        </draw:line>
        <draw:line draw:style-name="gr2" draw:text-style-name="P2" draw:layer="layout" svg:x1="1.575cm" svg:y1="5.43cm" svg:x2="1.095cm" svg:y2="5.43cm">
          <text:p/>
        </draw:line>
        <draw:line draw:style-name="gr2" draw:text-style-name="P2" draw:layer="layout" svg:x1="1.335cm" svg:y1="5.16cm" svg:x2="1.095cm" svg:y2="5.16cm">
          <text:p/>
        </draw:line>
        <draw:line draw:style-name="gr2" draw:text-style-name="P2" draw:layer="layout" svg:x1="1.335cm" svg:y1="4.889cm" svg:x2="1.095cm" svg:y2="4.889cm">
          <text:p/>
        </draw:line>
        <draw:line draw:style-name="gr2" draw:text-style-name="P2" draw:layer="layout" svg:x1="1.335cm" svg:y1="4.619cm" svg:x2="1.095cm" svg:y2="4.619cm">
          <text:p/>
        </draw:line>
        <draw:line draw:style-name="gr2" draw:text-style-name="P2" draw:layer="layout" svg:x1="1.335cm" svg:y1="4.348cm" svg:x2="1.095cm" svg:y2="4.348cm">
          <text:p/>
        </draw:line>
        <draw:line draw:style-name="gr2" draw:text-style-name="P2" draw:layer="layout" svg:x1="1.575cm" svg:y1="4.078cm" svg:x2="1.095cm" svg:y2="4.078cm">
          <text:p/>
        </draw:line>
        <draw:line draw:style-name="gr2" draw:text-style-name="P2" draw:layer="layout" svg:x1="1.335cm" svg:y1="3.807cm" svg:x2="1.095cm" svg:y2="3.807cm">
          <text:p/>
        </draw:line>
        <draw:line draw:style-name="gr2" draw:text-style-name="P2" draw:layer="layout" svg:x1="1.335cm" svg:y1="3.536cm" svg:x2="1.095cm" svg:y2="3.536cm">
          <text:p/>
        </draw:line>
        <draw:line draw:style-name="gr2" draw:text-style-name="P2" draw:layer="layout" svg:x1="1.335cm" svg:y1="3.266cm" svg:x2="1.095cm" svg:y2="3.266cm">
          <text:p/>
        </draw:line>
        <draw:line draw:style-name="gr2" draw:text-style-name="P2" draw:layer="layout" svg:x1="1.335cm" svg:y1="2.995cm" svg:x2="1.095cm" svg:y2="2.995cm">
          <text:p/>
        </draw:line>
        <draw:line draw:style-name="gr2" draw:text-style-name="P2" draw:layer="layout" svg:x1="1.575cm" svg:y1="2.725cm" svg:x2="1.095cm" svg:y2="2.725cm">
          <text:p/>
        </draw:line>
        <draw:line draw:style-name="gr2" draw:text-style-name="P2" draw:layer="layout" svg:x1="1.575cm" svg:y1="2.725cm" svg:x2="1.095cm" svg:y2="2.725cm">
          <text:p/>
        </draw:line>
        <draw:line draw:style-name="gr2" draw:text-style-name="P2" draw:layer="layout" svg:x1="1.335cm" svg:y1="2.454cm" svg:x2="1.095cm" svg:y2="2.454cm">
          <text:p/>
        </draw:line>
        <draw:line draw:style-name="gr2" draw:text-style-name="P2" draw:layer="layout" svg:x1="1.335cm" svg:y1="2.184cm" svg:x2="1.095cm" svg:y2="2.184cm">
          <text:p/>
        </draw:line>
        <draw:line draw:style-name="gr2" draw:text-style-name="P2" draw:layer="layout" svg:x1="1.335cm" svg:y1="1.913cm" svg:x2="1.095cm" svg:y2="1.913cm">
          <text:p/>
        </draw:line>
        <draw:line draw:style-name="gr2" draw:text-style-name="P2" draw:layer="layout" svg:x1="1.335cm" svg:y1="1.643cm" svg:x2="1.095cm" svg:y2="1.643cm">
          <text:p/>
        </draw:line>
        <draw:frame draw:style-name="gr12" draw:text-style-name="P6" draw:layer="layout" svg:width="1.776cm" svg:height="0.433cm" svg:x="15.391cm" svg:y="8.662cm">
          <draw:text-box>
            <text:p text:style-name="P3"><text:span text:style-name="T3">Time [ns]</text:span></text:p>
          </draw:text-box>
        </draw:frame>
        <draw:frame draw:style-name="gr13" draw:text-style-name="P5" draw:layer="layout" svg:width="0.385cm" svg:height="0.391cm" svg:x="0.684cm" svg:y="7.992cm">
          <draw:text-box>
            <text:p text:style-name="P3"><text:span text:style-name="T2">0</text:span></text:p>
          </draw:text-box>
        </draw:frame>
        <draw:frame draw:style-name="gr14" draw:text-style-name="P5" draw:layer="layout" svg:width="0.866cm" svg:height="0.391cm" svg:x="0.04cm" svg:y="6.633cm">
          <draw:text-box>
            <text:p text:style-name="P3"><text:span text:style-name="T2">1000</text:span></text:p>
          </draw:text-box>
        </draw:frame>
        <draw:frame draw:style-name="gr14" draw:text-style-name="P5" draw:layer="layout" svg:width="0.866cm" svg:height="0.391cm" svg:x="0.04cm" svg:y="5.288cm">
          <draw:text-box>
            <text:p text:style-name="P3"><text:span text:style-name="T2">2000</text:span></text:p>
          </draw:text-box>
        </draw:frame>
        <draw:frame draw:style-name="gr14" draw:text-style-name="P5" draw:layer="layout" svg:width="0.866cm" svg:height="0.391cm" svg:x="0.04cm" svg:y="3.929cm">
          <draw:text-box>
            <text:p text:style-name="P3"><text:span text:style-name="T2">3000</text:span></text:p>
          </draw:text-box>
        </draw:frame>
        <draw:polygon draw:style-name="gr1" draw:text-style-name="P1" draw:layer="layout" svg:width="4cm" svg:height="0.989cm" svg:x="9.095cm" svg:y="3.851cm" svg:viewBox="0 0 4001 990" draw:points="0,990 4001,990 4001,0 0,0">
          <text:p/>
        </draw:polygon>
        <draw:frame draw:style-name="gr14" draw:text-style-name="P5" draw:layer="layout" svg:width="0.866cm" svg:height="0.391cm" svg:x="0.04cm" svg:y="2.585cm">
          <draw:text-box>
            <text:p text:style-name="P3"><text:span text:style-name="T2">4000</text:span></text:p>
          </draw:text-box>
        </draw:frame>
        <draw:frame draw:style-name="gr15" draw:text-style-name="P7" draw:layer="layout" svg:width="1.657cm" svg:height="0.424cm" svg:x="9.282cm" svg:y="4.246cm">
          <draw:text-box>
            <text:p text:style-name="P3"><text:span text:style-name="T4">Mean <text:s text:c="4"/></text:span></text:p>
          </draw:text-box>
        </draw:frame>
        <draw:frame draw:style-name="gr16" draw:text-style-name="P7" draw:layer="layout" svg:width="1.188cm" svg:height="0.424cm" svg:x="10.414cm" svg:y="4.246cm">
          <draw:text-box>
            <text:p text:style-name="P3"><text:span text:style-name="T4"><text:s/></text:span><text:span text:style-name="T4">30.19</text:span></text:p>
          </draw:text-box>
        </draw:frame>
        <draw:frame draw:style-name="gr17" draw:text-style-name="P7" draw:layer="layout" svg:width="1.416cm" svg:height="0.424cm" svg:x="9.282cm" svg:y="4.708cm">
          <draw:text-box>
            <text:p text:style-name="P3"><text:span text:style-name="T4">RMS <text:s text:c="3"/></text:span></text:p>
          </draw:text-box>
        </draw:frame>
        <draw:frame draw:style-name="gr18" draw:text-style-name="P7" draw:layer="layout" svg:width="1.069cm" svg:height="0.424cm" svg:x="10.5cm" svg:y="4.708cm">
          <draw:text-box>
            <text:p text:style-name="P3"><text:span text:style-name="T4"><text:s text:c="2"/></text:span><text:span text:style-name="T4">0.37</text:span></text:p>
          </draw:text-box>
        </draw:frame>
        <draw:frame draw:style-name="gr19" draw:text-style-name="P8" draw:layer="layout" svg:width="2.546cm" svg:height="0.424cm" svg:x="7.423cm" svg:y="0.86cm">
          <draw:text-box>
            <text:p text:style-name="P3"><text:span text:style-name="T5">TOF1 - TOF0</text:span></text:p>
          </draw:text-box>
        </draw:frame>
        <draw:frame draw:style-name="gr20" draw:text-style-name="P9" draw:layer="layout" svg:width="1.467cm" svg:height="0.712cm" svg:x="4.182cm" svg:y="2.546cm">
          <draw:text-box>
            <text:p text:style-name="P3"><text:span text:style-name="T6">Mean</text:span><text:span text:style-name="T7"> <text:s text:c="4"/></text:span></text:p>
          </draw:text-box>
        </draw:frame>
        <draw:frame draw:style-name="gr21" draw:text-style-name="P9" draw:layer="layout" svg:width="1.141cm" svg:height="0.424cm" svg:x="4.182cm" svg:y="3.034cm">
          <draw:text-box>
            <text:p text:style-name="P3"><text:span text:style-name="T6">RMS</text:span><text:span text:style-name="T7"> <text:s/></text:span></text:p>
          </draw:text-box>
        </draw:frame>
        <draw:frame draw:style-name="gr22" draw:text-style-name="P9" draw:layer="layout" svg:width="0.993cm" svg:height="0.424cm" svg:x="5.4cm" svg:y="3.034cm">
          <draw:text-box>
            <text:p text:style-name="P3"><text:span text:style-name="T7"><text:s text:c="2"/></text:span><text:span text:style-name="T6">0.10</text:span></text:p>
          </draw:text-box>
        </draw:frame>
        <draw:frame draw:style-name="gr23" draw:text-style-name="P9" draw:layer="layout" svg:width="1.149cm" svg:height="0.424cm" svg:x="5.314cm" svg:y="2.547cm">
          <draw:text-box>
            <text:p text:style-name="P3"><text:span text:style-name="T7"><text:s/></text:span><text:span text:style-name="T6">25.3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stroke-dash22" draw:style="rect" draw:dots1="1" draw:dots1-length="0.10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8cm" fo:margin-left="8.9cm" fo:margin-right="1cm" fo:page-width="17.3cm" fo:page-height="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7-07T13:07:36.639885201</dc:date>
    <meta:editing-duration>PT7M58S</meta:editing-duration>
    <meta:editing-cycles>7</meta:editing-cycles>
    <meta:generator>LibreOffice/5.4.7.2$Linux_X86_64 LibreOffice_project/40$Build-2</meta:generator>
    <meta:document-statistic meta:object-count="102"/>
  </office:meta>
</office:document-meta>
</file>